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3333CC"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 fo:background-color="#FFFFFF"/>
      <style:text-properties fo:color="#3333CC"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3333CC"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thick solid #000080" fo:border-bottom="none" fo:border-left="2pt solid #000080" fo:border-right="thin solid #000080" style:vertical-align="middle" fo:background-color="#FFFFFF" style:repeat-content="false"/>
      <style:paragraph-properties fo:text-align="center"/>
      <style:text-properties fo:color="#3333CC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fo:border-top="thick solid #000080" fo:border-bottom="none" fo:border-left="thin solid #000080" fo:border-right="thin solid #000080" style:vertical-align="middle" fo:background-color="#FFFFFF" style:repeat-content="false"/>
      <style:paragraph-properties fo:text-align="center"/>
      <style:text-properties fo:color="#3333CC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fo:border-top="thick solid #000080" fo:border-bottom="none" fo:border-left="thin solid #000080" fo:border-right="thick solid #000080" style:vertical-align="middle" fo:background-color="#FFFFFF" style:repeat-content="false"/>
      <style:paragraph-properties fo:text-align="center"/>
      <style:text-properties fo:color="#3333CC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none" fo:border-bottom="2pt solid #000080" fo:border-left="2pt solid #000080" fo:border-right="thin solid #000080" style:vertical-align="middle" fo:background-color="#FFFFFF" style:repeat-content="false"/>
      <style:paragraph-properties fo:text-align="center"/>
      <style:text-properties fo:color="#3333CC"/>
    </style:style>
    <style:style style:name="ce8" style:family="table-cell" style:parent-style-name="Default" style:data-style-name="N0">
      <style:table-cell-properties fo:border-top="none" fo:border-bottom="2pt solid #000080" fo:border-left="thin solid #000080" fo:border-right="thin solid #000080" style:vertical-align="middle" fo:background-color="#FFFFFF" style:repeat-content="false"/>
      <style:paragraph-properties fo:text-align="center"/>
      <style:text-properties fo:color="#3333CC"/>
    </style:style>
    <style:style style:name="ce9" style:family="table-cell" style:parent-style-name="Default" style:data-style-name="N0">
      <style:table-cell-properties fo:border-top="none" fo:border-bottom="2pt solid #000080" fo:border-left="thin solid #000080" fo:border-right="thick solid #000080" style:vertical-align="middle" fo:background-color="#FFFFFF" style:repeat-content="false"/>
      <style:paragraph-properties fo:text-align="center"/>
      <style:text-properties fo:color="#3333CC"/>
    </style:style>
    <style:style style:name="ce10" style:family="table-cell" style:parent-style-name="Default" style:data-style-name="N0">
      <style:table-cell-properties fo:border-top="2pt solid #000080" fo:border-bottom="thin solid #000080" fo:border-left="thick solid #000080" fo:border-right="2pt solid #000080" style:vertical-align="middle" fo:background-color="#FFFFFF" style:repeat-content="false"/>
      <style:paragraph-properties fo:text-align="start" fo:margin-left="0cm"/>
      <style:text-properties fo:color="#3333CC" style:font-name="標楷體" style:font-name-asian="標楷體" style:font-name-complex="標楷體" fo:font-weight="bold" style:font-weight-asian="bold" style:font-weight-complex="bold" style:font-family-generic="script"/>
    </style:style>
    <style:style style:name="ce11" style:family="table-cell" style:parent-style-name="_21315__20998__20301_" style:data-style-name="N3">
      <style:table-cell-properties fo:border-top="2pt solid #000080" fo:border-bottom="thin solid #000080" fo:border-left="none" fo:border-right="thin solid #000080" style:vertical-align="middle" fo:background-color="#FFFFFF"/>
      <style:text-properties fo:color="#3333CC" fo:font-weight="bold" style:font-weight-asian="bold" style:font-weight-complex="bold"/>
    </style:style>
    <style:style style:name="ce12" style:family="table-cell" style:parent-style-name="_21315__20998__20301_" style:data-style-name="N67">
      <style:table-cell-properties fo:border-top="2pt solid #000080" fo:border-bottom="thin solid #000080" fo:border-left="thin solid #000080" fo:border-right="thick solid #000080" style:vertical-align="middle" fo:background-color="#FFFFFF"/>
      <style:text-properties fo:color="#3333C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FFFFFF"/>
      <style:text-properties fo:color="#3333CC" style:font-name="標楷體" style:font-name-asian="標楷體" style:font-name-complex="標楷體" fo:font-weight="bold" style:font-weight-asian="bold" style:font-weight-complex="bold" style:font-family-generic="script"/>
    </style:style>
    <style:style style:name="ce14" style:family="table-cell" style:parent-style-name="Default" style:data-style-name="N0">
      <style:table-cell-properties fo:border-top="thin solid #000080" fo:border-bottom="thin solid #000080" fo:border-left="thick solid #000080" fo:border-right="2pt solid #000080" style:vertical-align="middle" fo:background-color="#FFFFFF" style:repeat-content="false"/>
      <style:paragraph-properties fo:text-align="center"/>
      <style:text-properties fo:color="#3333CC" style:font-name="標楷體" style:font-name-asian="標楷體" style:font-name-complex="標楷體" style:font-family-generic="script"/>
    </style:style>
    <style:style style:name="ce15" style:family="table-cell" style:parent-style-name="Default" style:data-style-name="N3">
      <style:table-cell-properties fo:border-top="thin solid #000080" fo:border-bottom="thin solid #000080" fo:border-left="none" fo:border-right="thin solid #000080" style:vertical-align="middle" fo:background-color="#FFFFFF"/>
      <style:text-properties fo:color="#3333CC"/>
    </style:style>
    <style:style style:name="ce16" style:family="table-cell" style:parent-style-name="Default" style:data-style-name="N3">
      <style:table-cell-properties fo:border="thin solid #000080" style:vertical-align="middle" fo:background-color="#FFFFFF"/>
      <style:text-properties fo:color="#3333CC"/>
    </style:style>
    <style:style style:name="ce17" style:family="table-cell" style:parent-style-name="_21315__20998__20301_" style:data-style-name="N67">
      <style:table-cell-properties fo:border-top="thin solid #000080" fo:border-bottom="thin solid #000080" fo:border-left="thin solid #000080" fo:border-right="thick solid #000080" style:vertical-align="middle" fo:background-color="#FFFFFF"/>
      <style:text-properties fo:color="#3333CC"/>
    </style:style>
    <style:style style:name="ce18" style:family="table-cell" style:parent-style-name="Default" style:data-style-name="N3">
      <style:table-cell-properties style:vertical-align="middle" fo:background-color="#FFFFFF"/>
      <style:text-properties fo:color="#3333CC"/>
    </style:style>
    <style:style style:name="ce19" style:family="table-cell" style:parent-style-name="Default" style:data-style-name="N0">
      <style:table-cell-properties style:vertical-align="middle" fo:background-color="#FFFFFF"/>
      <style:text-properties fo:color="#3333CC"/>
    </style:style>
    <style:style style:name="ce20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3333CC"/>
    </style:style>
    <style:style style:name="ce2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3333CC"/>
    </style:style>
    <style:style style:name="ce22" style:family="table-cell" style:parent-style-name="Default" style:data-style-name="N0">
      <style:table-cell-properties fo:border-top="thin solid #000080" fo:border-bottom="thick solid #000080" fo:border-left="thick solid #000080" fo:border-right="2pt solid #000080" style:vertical-align="middle" fo:background-color="#FFFFFF" style:repeat-content="false"/>
      <style:paragraph-properties fo:text-align="center"/>
      <style:text-properties fo:color="#3333CC" style:font-name="標楷體" style:font-name-asian="標楷體" style:font-name-complex="標楷體" style:font-family-generic="script"/>
    </style:style>
    <style:style style:name="ce23" style:family="table-cell" style:parent-style-name="Default" style:data-style-name="N3">
      <style:table-cell-properties fo:border-top="thin solid #000080" fo:border-bottom="thick solid #000080" fo:border-left="none" fo:border-right="thin solid #000080" style:vertical-align="middle" fo:background-color="#FFFFFF"/>
      <style:text-properties fo:color="#3333CC"/>
    </style:style>
    <style:style style:name="ce24" style:family="table-cell" style:parent-style-name="Default" style:data-style-name="N3">
      <style:table-cell-properties fo:border-top="thin solid #000080" fo:border-bottom="thick solid #000080" fo:border-left="thin solid #000080" fo:border-right="thin solid #000080" style:vertical-align="middle" fo:background-color="#FFFFFF"/>
      <style:text-properties fo:color="#3333CC"/>
    </style:style>
    <style:style style:name="ce25" style:family="table-cell" style:parent-style-name="_21315__20998__20301_" style:data-style-name="N67">
      <style:table-cell-properties fo:border-top="thin solid #000080" fo:border-bottom="thick solid #000080" fo:border-left="thin solid #000080" fo:border-right="thick solid #000080" style:vertical-align="middle" fo:background-color="#FFFFFF"/>
      <style:text-properties fo:color="#3333CC"/>
    </style:style>
    <style:style style:name="ce26" style:family="table-cell" style:parent-style-name="Default" style:data-style-name="N3">
      <style:table-cell-properties style:vertical-align="middle" fo:background-color="#FFFFFF"/>
      <style:text-properties fo:color="#3333CC" style:font-name="標楷體" style:font-name-asian="標楷體" style:font-name-complex="標楷體" style:font-family-generic="script"/>
    </style:style>
    <style:style style:name="ce27" style:family="table-cell" style:parent-style-name="Default" style:data-style-name="N0">
      <style:table-cell-properties fo:border-top="thin solid #000080" fo:border-bottom="thin solid #000080" fo:border-left="thick solid #000080" fo:border-right="2pt solid #000080" style:vertical-align="middle" fo:background-color="#FFFFFF" style:repeat-content="false"/>
      <style:paragraph-properties fo:text-align="start" fo:margin-left="0cm"/>
      <style:text-properties fo:color="#3333CC"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3333CC" style:font-name="標楷體" style:font-name-asian="標楷體" style:font-name-complex="標楷體" style:font-family-generic="script"/>
    </style:style>
    <style:style style:name="ce29" style:family="table-cell" style:parent-style-name="_21315__20998__20301_" style:data-style-name="N80">
      <style:table-cell-properties style:vertical-align="middle" fo:background-color="#FFFFFF"/>
      <style:text-properties fo:color="#3333CC" style:font-name="標楷體" style:font-name-asian="標楷體" style:font-name-complex="標楷體" style:font-family-generic="script"/>
    </style:style>
    <style:style style:name="ce30" style:family="table-cell" style:parent-style-name="_21315__20998__20301_" style:data-style-name="N80">
      <style:table-cell-properties style:vertical-align="middle" fo:background-color="#FFFFFF"/>
      <style:text-properties fo:color="#3333CC" style:font-name="標楷體" style:font-name-asian="標楷體" style:font-name-complex="標楷體" fo:font-weight="bold" style:font-weight-asian="bold" style:font-weight-complex="bold" style:font-family-generic="script"/>
    </style:style>
    <style:style style:name="ce31" style:family="table-cell" style:parent-style-name="Default" style:data-style-name="N2">
      <style:table-cell-properties style:vertical-align="middle" fo:background-color="#FFFFFF"/>
      <style:text-properties fo:color="#3333CC" style:font-name="標楷體" style:font-name-asian="標楷體" style:font-name-complex="標楷體" style:font-family-generic="script"/>
    </style:style>
    <style:style style:name="ce32" style:family="table-cell" style:parent-style-name="Default" style:data-style-name="N0">
      <style:table-cell-properties fo:border-top="thick solid #000080" fo:border-bottom="none" fo:border-left="thick solid #000080" fo:border-right="2pt solid #000080" style:vertical-align="middle" fo:background-color="#FFFFFF" style:repeat-content="false"/>
      <style:paragraph-properties fo:text-align="center"/>
      <style:text-properties fo:color="#3333CC" style:font-name="標楷體" style:font-name-asian="標楷體" style:font-name-complex="標楷體" style:font-family-generic="script"/>
    </style:style>
    <style:style style:name="ce33" style:family="table-cell" style:parent-style-name="Default" style:data-style-name="N0">
      <style:table-cell-properties fo:border-top="none" fo:border-bottom="2pt solid #000080" fo:border-left="thick solid #000080" fo:border-right="2pt solid #000080" style:vertical-align="middle" fo:background-color="#FFFFFF" style:repeat-content="false"/>
      <style:paragraph-properties fo:text-align="center"/>
      <style:text-properties fo:color="#3333CC"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3333CC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5" style:family="table-cell" style:parent-style-name="Default" style:data-style-name="N0">
      <style:table-cell-properties fo:border-top="thick solid #000080" fo:border-bottom="2pt solid #000080" fo:border-left="thick solid #000080" fo:border-right="2pt solid #000080" style:vertical-align="middle" fo:background-color="#FFFFFF" style:repeat-content="false"/>
      <style:paragraph-properties fo:text-align="center"/>
      <style:text-properties fo:color="#3333CC"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3333CC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3333CC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2.43416666666667cm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縣市普及率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2"/>
        <table:table-column table:style-name="co1" table:number-columns-repeated="2" table:default-cell-style-name="ce2"/>
        <table:table-column table:style-name="co4" table:number-columns-repeated="2" table:default-cell-style-name="ce29"/>
        <table:table-column table:style-name="co5" table:default-cell-style-name="ce2"/>
        <table:table-column table:style-name="co1" table:number-columns-repeated="16374" table:default-cell-style-name="ce2"/>
        <table:table-row table:style-name="ro1">
          <table:table-cell/>
          <table:table-cell table:style-name="ce1"/>
          <table:table-cell table:number-columns-repeated="5" table:style-name="ce2"/>
          <table:table-cell table:number-columns-repeated="2" table:style-name="ce29"/>
          <table:table-cell table:number-columns-repeated="16375"/>
        </table:table-row>
        <table:table-row table:style-name="ro2">
          <table:table-cell/>
          <table:table-cell office:value-type="string" table:number-columns-spanned="4" table:number-rows-spanned="1" table:style-name="ce34">
            <text:p>107年12月底本公司供水轄區按區域別供水普及率</text:p>
          </table:table-cell>
          <table:covered-table-cell table:number-columns-repeated="3"/>
          <table:table-cell table:number-columns-repeated="2" table:style-name="ce2"/>
          <table:table-cell table:number-columns-repeated="2" table:style-name="ce29"/>
          <table:table-cell table:number-columns-repeated="16375"/>
        </table:table-row>
        <table:table-row table:style-name="ro3">
          <table:table-cell/>
          <table:table-cell office:value-type="string" table:number-columns-spanned="1" table:number-rows-spanned="2" table:style-name="ce35">
            <text:p>項　目　別</text:p>
          </table:table-cell>
          <table:table-cell office:value-type="string" table:style-name="ce4">
            <text:p>行政區域人口數</text:p>
          </table:table-cell>
          <table:table-cell office:value-type="string" table:style-name="ce5">
            <text:p>供水人口數</text:p>
          </table:table-cell>
          <table:table-cell office:value-type="string" table:style-name="ce6">
            <text:p>普<text:span text:style-name="T2"><text:s text:c="2"/></text:span>及<text:span text:style-name="T2"><text:s text:c="2"/></text:span>率</text:p>
          </table:table-cell>
          <table:table-cell table:number-columns-repeated="2" table:style-name="ce2"/>
          <table:table-cell table:number-columns-repeated="2" table:style-name="ce29"/>
          <table:table-cell table:number-columns-repeated="16375"/>
        </table:table-row>
        <table:table-row table:style-name="ro3">
          <table:table-cell/>
          <table:covered-table-cell/>
          <table:table-cell office:value-type="string" table:style-name="ce7">
            <text:p>(<text:s text:c="2"/><text:span text:style-name="T1">人</text:span>)</text:p>
          </table:table-cell>
          <table:table-cell office:value-type="string" table:style-name="ce8">
            <text:p>(<text:s text:c="2"/><text:span text:style-name="T1">人</text:span>)</text:p>
          </table:table-cell>
          <table:table-cell office:value-type="string" table:style-name="ce9">
            <text:p>(<text:span text:style-name="T1">％</text:span>)</text:p>
          </table:table-cell>
          <table:table-cell table:number-columns-repeated="2" table:style-name="ce2"/>
          <table:table-cell table:number-columns-repeated="2" table:style-name="ce29"/>
          <table:table-cell table:number-columns-repeated="16375"/>
        </table:table-row>
        <table:table-row table:style-name="ro3">
          <table:table-cell table:style-name="ce13"/>
          <table:table-cell office:value-type="string" table:style-name="ce10">
            <text:p>總 <text:s/>計</text:p>
          </table:table-cell>
          <table:table-cell office:value-type="float" office:value="19521823" table:style-name="ce11">
            <text:p>19,521,823</text:p>
          </table:table-cell>
          <table:table-cell office:value-type="float" office:value="18162702" table:style-name="ce11">
            <text:p>18,162,702</text:p>
          </table:table-cell>
          <table:table-cell office:value-type="float" office:value="93.04" table:style-name="ce12">
            <text:p>93.04<text:s/></text:p>
          </table:table-cell>
          <table:table-cell table:number-columns-repeated="2" table:style-name="ce13"/>
          <table:table-cell table:number-columns-repeated="2" table:style-name="ce30"/>
          <table:table-cell table:number-columns-repeated="16375" table:style-name="ce13"/>
        </table:table-row>
        <table:table-row table:style-name="ro3">
          <table:table-cell/>
          <table:table-cell office:value-type="string" table:style-name="ce27">
            <text:p>新 <text:s/>北 <text:s/>市</text:p>
          </table:table-cell>
          <table:table-cell office:value-type="float" office:value="2749509" table:style-name="ce15">
            <text:p>2,749,509</text:p>
          </table:table-cell>
          <table:table-cell office:value-type="float" office:value="2671183" table:style-name="ce16">
            <text:p>2,671,183</text:p>
          </table:table-cell>
          <table:table-cell office:value-type="float" office:value="97.15" table:style-name="ce17">
            <text:p>97.15<text:s/></text:p>
          </table:table-cell>
          <table:table-cell table:style-name="ce2"/>
          <table:table-cell table:style-name="ce31"/>
          <table:table-cell table:number-columns-repeated="2" table:style-name="ce29"/>
          <table:table-cell table:number-columns-repeated="16375"/>
        </table:table-row>
        <table:table-row table:style-name="ro3">
          <table:table-cell/>
          <table:table-cell office:value-type="string" table:style-name="ce27">
            <text:p>桃 <text:s/>園 <text:s/>市</text:p>
          </table:table-cell>
          <table:table-cell office:value-type="float" office:value="2220872" table:style-name="ce15">
            <text:p>2,220,872</text:p>
          </table:table-cell>
          <table:table-cell office:value-type="float" office:value="2121477" table:style-name="ce16">
            <text:p>2,121,477</text:p>
          </table:table-cell>
          <table:table-cell office:value-type="float" office:value="95.52" table:style-name="ce17">
            <text:p>95.52<text:s/></text:p>
          </table:table-cell>
          <table:table-cell table:style-name="ce2"/>
          <table:table-cell table:style-name="ce31"/>
          <table:table-cell table:number-columns-repeated="2" table:style-name="ce29"/>
          <table:table-cell table:number-columns-repeated="16375"/>
        </table:table-row>
        <table:table-row table:style-name="ro3">
          <table:table-cell/>
          <table:table-cell office:value-type="string" table:style-name="ce27">
            <text:p>臺 <text:s/>中 <text:s/>市</text:p>
          </table:table-cell>
          <table:table-cell office:value-type="float" office:value="2803894" table:style-name="ce15">
            <text:p>2,803,894</text:p>
          </table:table-cell>
          <table:table-cell office:value-type="float" office:value="2687907" table:style-name="ce16">
            <text:p>2,687,907</text:p>
          </table:table-cell>
          <table:table-cell office:value-type="float" office:value="95.86" table:style-name="ce17">
            <text:p>95.86<text:s/></text:p>
          </table:table-cell>
          <table:table-cell table:style-name="ce2"/>
          <table:table-cell table:style-name="ce31"/>
          <table:table-cell table:number-columns-repeated="2" table:style-name="ce29"/>
          <table:table-cell table:number-columns-repeated="16375"/>
        </table:table-row>
        <table:table-row table:style-name="ro3">
          <table:table-cell/>
          <table:table-cell office:value-type="string" table:style-name="ce27">
            <text:p>臺 <text:s/>南 <text:s/>市</text:p>
          </table:table-cell>
          <table:table-cell office:value-type="float" office:value="1883831" table:style-name="ce15">
            <text:p>1,883,831</text:p>
          </table:table-cell>
          <table:table-cell office:value-type="float" office:value="1866280" table:style-name="ce16">
            <text:p>1,866,280</text:p>
          </table:table-cell>
          <table:table-cell office:value-type="float" office:value="99.07" table:style-name="ce17">
            <text:p>99.07<text:s/></text:p>
          </table:table-cell>
          <table:table-cell table:style-name="ce2"/>
          <table:table-cell table:style-name="ce31"/>
          <table:table-cell table:number-columns-repeated="2" table:style-name="ce29"/>
          <table:table-cell table:number-columns-repeated="16375"/>
        </table:table-row>
        <table:table-row table:style-name="ro3">
          <table:table-cell/>
          <table:table-cell office:value-type="string" table:style-name="ce27">
            <text:p>高 <text:s/>雄 <text:s/>市</text:p>
          </table:table-cell>
          <table:table-cell office:value-type="float" office:value="2773533" table:style-name="ce15">
            <text:p>2,773,533</text:p>
          </table:table-cell>
          <table:table-cell office:value-type="float" office:value="2664814" table:style-name="ce16">
            <text:p>2,664,814</text:p>
          </table:table-cell>
          <table:table-cell office:value-type="float" office:value="96.08" table:style-name="ce17">
            <text:p>96.08<text:s/></text:p>
          </table:table-cell>
          <table:table-cell table:style-name="ce2"/>
          <table:table-cell table:style-name="ce31"/>
          <table:table-cell table:number-columns-repeated="2" table:style-name="ce29"/>
          <table:table-cell table:number-columns-repeated="16375"/>
        </table:table-row>
        <table:table-row table:style-name="ro3">
          <table:table-cell/>
          <table:table-cell office:value-type="string" table:style-name="ce27">
            <text:p>臺 <text:s/>灣 <text:s/>省</text:p>
          </table:table-cell>
          <table:table-cell office:value-type="float" office:value="7090184" table:style-name="ce15">
            <text:p>7,090,184</text:p>
          </table:table-cell>
          <table:table-cell office:value-type="float" office:value="6151041" table:style-name="ce16">
            <text:p>6,151,041</text:p>
          </table:table-cell>
          <table:table-cell office:value-type="float" office:value="86.75" table:style-name="ce17">
            <text:p>86.75<text:s/></text:p>
          </table:table-cell>
          <table:table-cell table:style-name="ce2"/>
          <table:table-cell table:style-name="ce31"/>
          <table:table-cell table:number-columns-repeated="2" table:style-name="ce29"/>
          <table:table-cell table:number-columns-repeated="16375"/>
        </table:table-row>
        <table:table-row table:style-name="ro3">
          <table:table-cell/>
          <table:table-cell office:value-type="string" table:style-name="ce14">
            <text:p>宜 <text:s/>蘭 <text:s/>縣</text:p>
          </table:table-cell>
          <table:table-cell office:value-type="float" office:value="455221" table:style-name="ce15">
            <text:p>455,221</text:p>
          </table:table-cell>
          <table:table-cell office:value-type="float" office:value="434316" table:style-name="ce16">
            <text:p>434,316</text:p>
          </table:table-cell>
          <table:table-cell office:value-type="float" office:value="95.41" table:style-name="ce17">
            <text:p>95.41<text:s/></text:p>
          </table:table-cell>
          <table:table-cell table:style-name="ce2"/>
          <table:table-cell table:style-name="ce31"/>
          <table:table-cell table:number-columns-repeated="2" table:style-name="ce29"/>
          <table:table-cell table:number-columns-repeated="16375"/>
        </table:table-row>
        <table:table-row table:style-name="ro3">
          <table:table-cell/>
          <table:table-cell office:value-type="string" table:style-name="ce14">
            <text:p>新 <text:s/>竹 <text:s/>縣</text:p>
          </table:table-cell>
          <table:table-cell office:value-type="float" office:value="557010" table:style-name="ce15">
            <text:p>557,010</text:p>
          </table:table-cell>
          <table:table-cell office:value-type="float" office:value="483529" table:style-name="ce16">
            <text:p>483,529</text:p>
          </table:table-cell>
          <table:table-cell office:value-type="float" office:value="86.81" table:style-name="ce17">
            <text:p>86.81<text:s/></text:p>
          </table:table-cell>
          <table:table-cell table:style-name="ce2"/>
          <table:table-cell table:style-name="ce31"/>
          <table:table-cell table:number-columns-repeated="2" table:style-name="ce29"/>
          <table:table-cell table:number-columns-repeated="16375"/>
        </table:table-row>
        <table:table-row table:style-name="ro3">
          <table:table-cell/>
          <table:table-cell office:value-type="string" table:style-name="ce14">
            <text:p>苗 <text:s/>栗 <text:s/>縣</text:p>
          </table:table-cell>
          <table:table-cell office:value-type="float" office:value="548863" table:style-name="ce15">
            <text:p>548,863</text:p>
          </table:table-cell>
          <table:table-cell office:value-type="float" office:value="450616" table:style-name="ce16">
            <text:p>450,616</text:p>
          </table:table-cell>
          <table:table-cell office:value-type="float" office:value="82.1" table:style-name="ce17">
            <text:p>82.10<text:s/></text:p>
          </table:table-cell>
          <table:table-cell table:style-name="ce2"/>
          <table:table-cell table:style-name="ce31"/>
          <table:table-cell table:number-columns-repeated="2" table:style-name="ce29"/>
          <table:table-cell table:number-columns-repeated="16375"/>
        </table:table-row>
        <table:table-row table:style-name="ro3">
          <table:table-cell/>
          <table:table-cell office:value-type="string" table:style-name="ce14">
            <text:p>彰 <text:s/>化 <text:s/>縣</text:p>
          </table:table-cell>
          <table:table-cell office:value-type="float" office:value="1277824" table:style-name="ce15">
            <text:p>1,277,824</text:p>
          </table:table-cell>
          <table:table-cell office:value-type="float" office:value="1199883" table:style-name="ce16">
            <text:p>1,199,883</text:p>
          </table:table-cell>
          <table:table-cell office:value-type="float" office:value="93.9" table:style-name="ce17">
            <text:p>93.90<text:s/></text:p>
          </table:table-cell>
          <table:table-cell table:style-name="ce2"/>
          <table:table-cell table:style-name="ce31"/>
          <table:table-cell table:number-columns-repeated="2" table:style-name="ce29"/>
          <table:table-cell table:number-columns-repeated="16375"/>
        </table:table-row>
        <table:table-row table:style-name="ro3">
          <table:table-cell/>
          <table:table-cell office:value-type="string" table:style-name="ce14">
            <text:p>南 <text:s/>投 <text:s/>縣</text:p>
          </table:table-cell>
          <table:table-cell office:value-type="float" office:value="497031" table:style-name="ce15">
            <text:p>497,031</text:p>
          </table:table-cell>
          <table:table-cell office:value-type="float" office:value="399637" table:style-name="ce16">
            <text:p>399,637</text:p>
          </table:table-cell>
          <table:table-cell office:value-type="float" office:value="80.400000000000006" table:style-name="ce17">
            <text:p>80.40<text:s/></text:p>
          </table:table-cell>
          <table:table-cell table:style-name="ce2"/>
          <table:table-cell table:style-name="ce31"/>
          <table:table-cell table:number-columns-repeated="2" table:style-name="ce29"/>
          <table:table-cell table:number-columns-repeated="16375"/>
        </table:table-row>
        <table:table-row table:style-name="ro3">
          <table:table-cell/>
          <table:table-cell office:value-type="string" table:style-name="ce14">
            <text:p>雲 <text:s/>林 <text:s/>縣</text:p>
          </table:table-cell>
          <table:table-cell office:value-type="float" office:value="686022" table:style-name="ce15">
            <text:p>686,022</text:p>
          </table:table-cell>
          <table:table-cell office:value-type="float" office:value="647835" table:style-name="ce16">
            <text:p>647,835</text:p>
          </table:table-cell>
          <table:table-cell office:value-type="float" office:value="94.43" table:style-name="ce17">
            <text:p>94.43<text:s/></text:p>
          </table:table-cell>
          <table:table-cell table:style-name="ce2"/>
          <table:table-cell table:style-name="ce31"/>
          <table:table-cell table:number-columns-repeated="16377"/>
        </table:table-row>
        <table:table-row table:style-name="ro3">
          <table:table-cell/>
          <table:table-cell office:value-type="string" table:style-name="ce14">
            <text:p>嘉 <text:s/>義 <text:s/>縣</text:p>
          </table:table-cell>
          <table:table-cell office:value-type="float" office:value="507068" table:style-name="ce15">
            <text:p>507,068</text:p>
          </table:table-cell>
          <table:table-cell office:value-type="float" office:value="460204" table:style-name="ce16">
            <text:p>460,204</text:p>
          </table:table-cell>
          <table:table-cell office:value-type="float" office:value="90.76" table:style-name="ce17">
            <text:p>90.76<text:s/></text:p>
          </table:table-cell>
          <table:table-cell table:style-name="ce2"/>
          <table:table-cell table:style-name="ce31"/>
          <table:table-cell table:number-columns-repeated="16377"/>
        </table:table-row>
        <table:table-row table:style-name="ro3">
          <table:table-cell/>
          <table:table-cell office:value-type="string" table:style-name="ce14">
            <text:p>屏 <text:s/>東 <text:s/>縣</text:p>
          </table:table-cell>
          <table:table-cell office:value-type="float" office:value="825406" table:style-name="ce15">
            <text:p>825,406</text:p>
          </table:table-cell>
          <table:table-cell office:value-type="float" office:value="434971" table:style-name="ce16">
            <text:p>434,971</text:p>
          </table:table-cell>
          <table:table-cell office:value-type="float" office:value="52.7" table:style-name="ce17">
            <text:p>52.70<text:s/></text:p>
          </table:table-cell>
          <table:table-cell table:style-name="ce2"/>
          <table:table-cell table:style-name="ce31"/>
          <table:table-cell table:number-columns-repeated="16377"/>
        </table:table-row>
        <table:table-row table:style-name="ro3">
          <table:table-cell/>
          <table:table-cell office:value-type="string" table:style-name="ce14">
            <text:p>臺 <text:s/>東 <text:s/>縣</text:p>
          </table:table-cell>
          <table:table-cell office:value-type="float" office:value="218919" table:style-name="ce15">
            <text:p>218,919</text:p>
          </table:table-cell>
          <table:table-cell office:value-type="float" office:value="179121" table:style-name="ce16">
            <text:p>179,121</text:p>
          </table:table-cell>
          <table:table-cell office:value-type="float" office:value="81.819999999999993" table:style-name="ce17">
            <text:p>81.82<text:s/></text:p>
          </table:table-cell>
          <table:table-cell table:style-name="ce2"/>
          <table:table-cell table:style-name="ce31"/>
          <table:table-cell table:number-columns-repeated="16377"/>
        </table:table-row>
        <table:table-row table:style-name="ro3">
          <table:table-cell/>
          <table:table-cell office:value-type="string" table:style-name="ce14">
            <text:p>花 <text:s/>蓮 <text:s/>縣</text:p>
          </table:table-cell>
          <table:table-cell office:value-type="float" office:value="327968" table:style-name="ce15">
            <text:p>327,968</text:p>
          </table:table-cell>
          <table:table-cell office:value-type="float" office:value="285580" table:style-name="ce16">
            <text:p>285,580</text:p>
          </table:table-cell>
          <table:table-cell office:value-type="float" office:value="87.08" table:style-name="ce17">
            <text:p>87.08<text:s/></text:p>
          </table:table-cell>
          <table:table-cell table:style-name="ce2"/>
          <table:table-cell table:style-name="ce31"/>
          <table:table-cell table:number-columns-repeated="16377"/>
        </table:table-row>
        <table:table-row table:style-name="ro3">
          <table:table-cell/>
          <table:table-cell office:value-type="string" table:style-name="ce14">
            <text:p>澎 <text:s/>湖 <text:s/>縣</text:p>
          </table:table-cell>
          <table:table-cell office:value-type="float" office:value="104440" table:style-name="ce15">
            <text:p>104,440</text:p>
          </table:table-cell>
          <table:table-cell office:value-type="float" office:value="97651" table:style-name="ce16">
            <text:p>97,651</text:p>
          </table:table-cell>
          <table:table-cell office:value-type="float" office:value="93.5" table:style-name="ce17">
            <text:p>93.50<text:s/></text:p>
          </table:table-cell>
          <table:table-cell table:style-name="ce2"/>
          <table:table-cell table:style-name="ce31"/>
          <table:table-cell table:number-columns-repeated="16377"/>
        </table:table-row>
        <table:table-row table:style-name="ro3">
          <table:table-cell/>
          <table:table-cell office:value-type="string" table:style-name="ce14">
            <text:p>基 <text:s/>隆 <text:s/>市</text:p>
          </table:table-cell>
          <table:table-cell office:value-type="float" office:value="370155" table:style-name="ce15">
            <text:p>370,155</text:p>
          </table:table-cell>
          <table:table-cell office:value-type="float" office:value="367965" table:style-name="ce16">
            <text:p>367,965</text:p>
          </table:table-cell>
          <table:table-cell office:value-type="float" office:value="99.41" table:style-name="ce17">
            <text:p>99.41<text:s/></text:p>
          </table:table-cell>
          <table:table-cell table:style-name="ce2"/>
          <table:table-cell table:style-name="ce31"/>
          <table:table-cell table:number-columns-repeated="16377"/>
        </table:table-row>
        <table:table-row table:style-name="ro3">
          <table:table-cell/>
          <table:table-cell office:value-type="string" table:style-name="ce14">
            <text:p>新 <text:s/>竹 <text:s/>市</text:p>
          </table:table-cell>
          <table:table-cell office:value-type="float" office:value="445635" table:style-name="ce15">
            <text:p>445,635</text:p>
          </table:table-cell>
          <table:table-cell office:value-type="float" office:value="441463" table:style-name="ce16">
            <text:p>441,463</text:p>
          </table:table-cell>
          <table:table-cell office:value-type="float" office:value="99.06" table:style-name="ce17">
            <text:p>99.06<text:s/></text:p>
          </table:table-cell>
          <table:table-cell table:style-name="ce2"/>
          <table:table-cell table:style-name="ce31"/>
          <table:table-cell table:number-columns-repeated="16377"/>
        </table:table-row>
        <table:table-row table:style-name="ro3">
          <table:table-cell/>
          <table:table-cell office:value-type="string" table:style-name="ce22">
            <text:p>嘉 <text:s/>義 <text:s/>市</text:p>
          </table:table-cell>
          <table:table-cell office:value-type="float" office:value="268622" table:style-name="ce23">
            <text:p>268,622</text:p>
          </table:table-cell>
          <table:table-cell office:value-type="float" office:value="268270" table:style-name="ce24">
            <text:p>268,270</text:p>
          </table:table-cell>
          <table:table-cell office:value-type="float" office:value="99.87" table:style-name="ce25">
            <text:p>99.87<text:s/></text:p>
          </table:table-cell>
          <table:table-cell table:style-name="ce2"/>
          <table:table-cell table:style-name="ce31"/>
          <table:table-cell table:number-columns-repeated="16377"/>
        </table:table-row>
        <table:table-row table:style-name="ro3">
          <table:table-cell/>
          <table:table-cell office:value-type="string" table:style-name="ce3">
            <text:p>資料來源：依據本公司各區管理處「供水戶口概況－按鄉鎮<text:span text:style-name="T2">(</text:span>市<text:span text:style-name="T2">)</text:span>別分」表資料彙編。</text:p>
          </table:table-cell>
          <table:table-cell table:number-columns-repeated="2" table:style-name="ce18"/>
          <table:table-cell table:style-name="ce19"/>
          <table:table-cell table:style-name="ce2"/>
          <table:table-cell table:style-name="ce31"/>
          <table:table-cell table:number-columns-repeated="16377"/>
        </table:table-row>
        <table:table-row table:style-name="ro3">
          <table:table-cell/>
          <table:table-cell office:value-type="string" table:style-name="ce28">
            <text:p>說 <text:s text:c="3"/>明：查詢歷年資料，請至本網站「政府資訊公開–台灣自來水事業統計年報」。</text:p>
          </table:table-cell>
          <table:table-cell table:number-columns-repeated="2" table:style-name="ce20"/>
          <table:table-cell table:style-name="ce21"/>
          <table:table-cell table:number-columns-repeated="2" table:style-name="ce2"/>
          <table:table-cell table:number-columns-repeated="16377"/>
        </table:table-row>
        <table:table-row table:number-rows-repeated="2" table:style-name="ro3">
          <table:table-cell/>
          <table:table-cell table:style-name="ce1"/>
          <table:table-cell table:number-columns-repeated="2" table:style-name="ce26"/>
          <table:table-cell table:number-columns-repeated="3" table:style-name="ce2"/>
          <table:table-cell table:number-columns-repeated="16377"/>
        </table:table-row>
        <table:table-row table:number-rows-repeated="3" table:style-name="ro3">
          <table:table-cell/>
          <table:table-cell table:style-name="ce1"/>
          <table:table-cell table:number-columns-repeated="5" table:style-name="ce2"/>
          <table:table-cell table:number-columns-repeated="16377"/>
        </table:table-row>
        <table:table-row table:number-rows-repeated="9" table:style-name="ro3">
          <table:table-cell table:number-columns-repeated="16384"/>
        </table:table-row>
        <table:table-row table:number-rows-repeated="1048535" table:style-name="ro4">
          <table:table-cell table:number-columns-repeated="16384"/>
        </table:table-row>
        <table:named-expressions>
          <table:named-range table:name="Print_Area" table:cell-range-address="縣市普及率.$A$1:縣市普及率.$F$30" table:base-cell-address="縣市普及率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55P0">
      <number:text> </number:text>
      <number:number number:decimal-places="2" number:min-integer-digits="1" number:grouping="true"/>
      <number:text> </number:text>
    </number:number-style>
    <number:number-style style:name="N55P1">
      <number:text> (</number:text>
      <number:number number:decimal-places="2" number:min-integer-digits="1" number:grouping="true"/>
      <number:text>)</number:text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67">
      <number:number number:decimal-places="2" number:min-integer-digits="1"/>
      <number:text> </number:text>
    </number:number-style>
    <number:number-style style:name="N8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8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8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80">
      <number:text> </number:text>
      <number:text-content/>
      <number:text> </number:text>
      <style:map style:condition="value()&gt;0" style:apply-style-name="N80P0"/>
      <style:map style:condition="value()&lt;0" style:apply-style-name="N80P1"/>
      <style:map style:condition="value()=0" style:apply-style-name="N8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21315__20998__20301_" style:display-name="千分位" style:family="table-cell" style:data-style-name="N55"/>
  </office:styles>
  <office:automatic-styles>
    <style:page-layout style:name="pm1">
      <style:page-layout-properties fo:margin-top="0.511811023622047in" fo:margin-bottom="0.511811023622047in" fo:margin-left="0.196850393700787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會計室</meta:initial-creator>
    <dc:creator>蘇芳儀</dc:creator>
    <meta:creation-date>2000-04-08T02:42:23Z</meta:creation-date>
    <dc:date>2019-01-31T07:46:31Z</dc:date>
    <meta:print-date>2019-01-31T07:46:13Z</meta:print-date>
  </office:meta>
</office:document-meta>
</file>